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63000000644B98C6C26E14D54C.png" manifest:media-type="image/png"/>
  <manifest:file-entry manifest:full-path="Pictures/10000000000000610000007D1F092713CC8DAC7D.png" manifest:media-type="image/png"/>
  <manifest:file-entry manifest:full-path="Pictures/10000000000000AA00000119CA863DB51D04D877.png" manifest:media-type="image/png"/>
  <manifest:file-entry manifest:full-path="Pictures/1000000000000088000000B187EB1B92A185E6E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141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x="0.011cm" svg:y="0.212cm" svg:width="2.224cm" svg:height="3.268cm" draw:z-index="0"><draw:image xlink:href="Pictures/10000000000000AA00000119CA863DB51D04D877.png" xlink:type="simple" xlink:show="embed" xlink:actuate="onLoad" loext:mime-type="image/png"/></draw:frame></text:p>
      <text:p text:style-name="Standard"/>
      <text:p text:style-name="Standard"/>
      <text:p text:style-name="Standard"><text:s/><text:span text:style-name="T1">Blanco: #F4F4F4</text:span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paragraph" svg:x="0.09cm" svg:y="0.064cm" svg:width="2.224cm" svg:height="3.401cm" draw:z-index="1"><draw:image xlink:href="Pictures/1000000000000088000000B187EB1B92A185E6E5.png" xlink:type="simple" xlink:show="embed" xlink:actuate="onLoad" loext:mime-type="image/png"/></draw:frame></text:p>
      <text:p text:style-name="Standard"/>
      <text:p text:style-name="Standard"/>
      <text:p text:style-name="Standard"><text:s/><text:span text:style-name="T1">Naranja: #FF7315</text:span></text:p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paragraph" svg:x="0.104cm" svg:y="0.259cm" svg:width="2.21cm" svg:height="3.307cm" draw:z-index="2"><draw:image xlink:href="Pictures/10000000000000610000007D1F092713CC8DAC7D.png" xlink:type="simple" xlink:show="embed" xlink:actuate="onLoad" loext:mime-type="image/png"/></draw:frame></text:p>
      <text:p text:style-name="Standard"/>
      <text:p text:style-name="Standard"/>
      <text:p text:style-name="Standard"><text:s/><text:span text:style-name="T1">Gris: #3A3535</text:span></text:p>
      <text:p text:style-name="Standard"/>
      <text:p text:style-name="Standard"/>
      <text:p text:style-name="Standard"/>
      <text:p text:style-name="Standard"/>
      <text:p text:style-name="Standard"><draw:frame draw:style-name="fr1" draw:name="Imagen4" text:anchor-type="paragraph" svg:x="0.236cm" svg:y="0.275cm" svg:width="2.051cm" svg:height="2.646cm" draw:z-index="3"><draw:image xlink:href="Pictures/1000000000000063000000644B98C6C26E14D54C.png" xlink:type="simple" xlink:show="embed" xlink:actuate="onLoad" loext:mime-type="image/png"/></draw:frame></text:p>
      <text:p text:style-name="Standard"/>
      <text:p text:style-name="Standard"/>
      <text:p text:style-name="Standard"><text:s/><text:span text:style-name="T1">Negro: #23202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6-02T17:27:54.776000000</dc:date>
    <meta:editing-duration>PT2M52S</meta:editing-duration>
    <meta:editing-cycles>1</meta:editing-cycles>
    <meta:document-statistic meta:table-count="0" meta:image-count="4" meta:object-count="0" meta:page-count="1" meta:paragraph-count="4" meta:word-count="8" meta:character-count="62" meta:non-whitespace-character-count="54"/>
  </office:meta>
</office:document-meta>
</file>